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weight="bold" officeooo:rsid="00045222" officeooo:paragraph-rsid="00045222" style:font-weight-asian="bold" style:font-weight-complex="bold"/>
    </style:style>
    <style:style style:name="P2" style:family="paragraph" style:parent-style-name="Standard">
      <style:text-properties style:font-name="Arial" fo:font-weight="normal" officeooo:rsid="00045222" officeooo:paragraph-rsid="00045222" style:font-weight-asian="normal" style:font-weight-complex="normal"/>
    </style:style>
    <style:style style:name="P3" style:family="paragraph" style:parent-style-name="Text_20_body">
      <style:text-properties style:font-name="Arial" fo:font-weight="normal" officeooo:rsid="00045222" officeooo:paragraph-rsid="00045222" style:font-weight-asian="normal" style:font-weight-complex="normal"/>
    </style:style>
    <style:style style:name="P4" style:family="paragraph" style:parent-style-name="Text_20_body">
      <style:paragraph-properties fo:margin-left="1.251cm" fo:text-indent="0cm" style:auto-text-indent="false"/>
      <style:text-properties style:font-name="Code" fo:font-size="10pt" fo:font-weight="normal" officeooo:rsid="0004e664" officeooo:paragraph-rsid="00055bab" fo:background-color="transparent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text-indent="0cm" style:auto-text-indent="false"/>
      <style:text-properties style:font-name="Arial" fo:font-size="12pt" fo:font-weight="normal" officeooo:rsid="00055bab" officeooo:paragraph-rsid="00055bab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style:font-name="Arial" fo:font-size="12pt" fo:font-weight="normal" officeooo:rsid="00055bab" officeooo:paragraph-rsid="00055bab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officeooo:rsid="00055bab" officeooo:paragraph-rsid="00055bab"/>
    </style:style>
    <style:style style:name="P8" style:family="paragraph" style:parent-style-name="Text_20_body" style:list-style-name="L1">
      <style:text-properties style:font-name="Arial" fo:font-size="12pt" fo:font-weight="normal" officeooo:rsid="00060aba" officeooo:paragraph-rsid="00060aba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Arial" fo:font-size="12pt" fo:font-weight="normal" officeooo:rsid="00060aba" officeooo:paragraph-rsid="00060aba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rsid="00060aba" officeooo:paragraph-rsid="00060aba"/>
    </style:style>
    <style:style style:name="P11" style:family="paragraph" style:parent-style-name="Standard">
      <style:text-properties fo:font-weight="normal" officeooo:rsid="00045222" officeooo:paragraph-rsid="00045222" style:font-weight-asian="normal" style:font-weight-complex="normal"/>
    </style:style>
    <style:style style:name="T1" style:family="text">
      <style:text-properties fo:color="#ffffff" loext:opacity="100%"/>
    </style:style>
    <style:style style:name="T2" style:family="text">
      <style:text-properties officeooo:rsid="00055bab"/>
    </style:style>
    <style:style style:name="T3" style:family="text">
      <style:text-properties style:font-name="Code" fo:font-size="10pt" style:font-size-asian="10pt" style:font-size-complex="10pt"/>
    </style:style>
    <style:style style:name="T4" style:family="text">
      <style:text-properties officeooo:rsid="00060aba"/>
    </style:style>
    <style:style style:name="T5" style:family="text">
      <style:text-properties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60aba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style:font-name="Code" fo:font-size="10pt" fo:font-weight="normal" fo:background-color="transparent" loext:char-shading-value="0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ktur des Programmentwurfs: Quellcode- und Headerdateien</text:p>
      <text:p text:style-name="P2"/>
      <text:p text:style-name="P3">Für den Programmentwurf wurde eine modulare Projektstruktur eingehalten, um das gesamte Programm übersichtlich, wartbar und erweiterbar zu gestalten und die Verantwortlichkeiten unter den Beteiligten besser verteilen zu können.</text:p>
      <text:p text:style-name="P3"/>
      <text:p text:style-name="P3">Dabei ist das Projekt in drei Bereiche unterteilt:</text:p>
      <text:p text:style-name="P3"/>
      <text:p text:style-name="P4">projekt/<text:line-break/>│<text:line-break/>├── src/<text:line-break/>│ <text:tab/>├── cars.c<text:line-break/>│ <text:tab/>├── statistics.c<text:line-break/>│ <text:tab/>└── parking_garage.c<text:line-break/>│<text:line-break/>├── include/<text:line-break/>│ <text:tab/>├── cars.h<text:line-break/>│ <text:tab/>├── statistics.h<text:line-break/>│ <text:tab/>└── parking_garage.h<text:line-break/>│<text:line-break/>└── testing/<text:line-break/><text:span text:style-name="T1">│</text:span><text:tab/> └── <text:span text:style-name="T2">simulate.c</text:span></text:p>
      <text:p text:style-name="P4"/>
      <text:p text:style-name="P5">Hierbei enthält <text:span text:style-name="T3">include</text:span> alle Header-Dateien mit den Funktionsprototypen bzw. deren Deklaration, <text:span text:style-name="T3">src</text:span> die Implementierung und <text:span text:style-name="T3">testing</text:span> enthält <text:span text:style-name="T3">simulate.c</text:span> mit der <text:span text:style-name="T3">main</text:span>-Funktion, womit die Simulation des Programms durchgeführt werden kann.</text:p>
      <text:p text:style-name="P5"/>
      <text:p text:style-name="P5">Darüberhinaus wurde das Programm inhaltlich in drei getrennte und auf die Beteiligten aufgeteilte Module gegliedert:</text:p>
      <text:list text:style-name="L1">
        <text:list-item>
          <text:p text:style-name="P6">Cars</text:p>
          <text:list>
            <text:list-item>
              <text:p text:style-name="P6"><text:span text:style-name="T4">B</text:span>einhaltet cars.h und cars.c</text:p>
            </text:list-item>
            <text:list-item>
              <text:p text:style-name="P6">Verwaltung der Daten und Parameter der einzelnen Fahrzeuge</text:p>
            </text:list-item>
            <text:list-item>
              <text:p text:style-name="P6">Erstellung und Implementierung der Fahrzeuge in einer Warteschlange</text:p>
            </text:list-item>
          </text:list>
        </text:list-item>
        <text:list-item>
          <text:p text:style-name="P6">Parkhaus</text:p>
          <text:list>
            <text:list-item>
              <text:p text:style-name="P6"><text:span text:style-name="T4">B</text:span>einhaltet parking_garage.h und parking_garage.c</text:p>
            </text:list-item>
            <text:list-item>
              <text:p text:style-name="P6">Verwaltung der Fahrzeuge im Parkhaus (z.B. Ein- und Ausparken)</text:p>
            </text:list-item>
            <text:list-item>
              <text:p text:style-name="P6">Erstellung eines Parkhauses</text:p>
            </text:list-item>
          </text:list>
        </text:list-item>
        <text:list-item>
          <text:p text:style-name="P7"><text:span text:style-name="T5">S</text:span><text:span text:style-name="T6">tatistics</text:span></text:p>
          <text:list>
            <text:list-item>
              <text:p text:style-name="P8">Beinhaltet statistics.c und statistics.h</text:p>
            </text:list-item>
            <text:list-item>
              <text:p text:style-name="P8">Berechnung und Ausgabe von Statistiken während der Laufzeit</text:p>
            </text:list-item>
            <text:list-item>
              <text:p text:style-name="P8"><text:soft-page-break/>Erstellung von Statistiken zur Ausgabe zum Programmende und deren Exportierung in eine seperate Datei</text:p>
            </text:list-item>
          </text:list>
        </text:list-item>
      </text:list>
      <text:p text:style-name="P9"/>
      <text:p text:style-name="P10"><text:span text:style-name="T5">In </text:span><text:span text:style-name="T7">testing</text:span><text:span text:style-name="T5"> bzw. </text:span><text:span text:style-name="T7">simulate.c</text:span><text:span text:style-name="T5"> laufen diese Bereiche zusammen und bilden das endgültige simulierbare Projek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8T16:22:15.850928500</meta:creation-date>
    <dc:date>2026-02-28T17:02:08.737082900</dc:date>
    <meta:editing-duration>PT5M41S</meta:editing-duration>
    <meta:editing-cycles>1</meta:editing-cycles>
    <meta:document-statistic meta:table-count="0" meta:image-count="0" meta:object-count="0" meta:page-count="2" meta:paragraph-count="19" meta:word-count="208" meta:character-count="1498" meta:non-whitespace-character-count="1314"/>
    <meta:generator>LibreOffice/25.8.4.2$Windows_X86_64 LibreOffice_project/290daaa01b999472f0c7a3890eb6a550fd74c6df</meta:generator>
  </office:meta>
</office:document-meta>
</file>